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repo: https://github.com/allenharguess701/Mart441/tree/master/HW-4</text:p>
      <text:p text:style-name="Standard">Live site: https://lbecker137.github.io/441_hw/HW-4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6" meta:character-count="121" meta:non-whitespace-character-count="117"/>
    <meta:generator>LibreOfficeDev/6.0.5.2$Linux_X86_64 LibreOffice_project/</meta:generator>
  </office:meta>
</office:document-meta>
</file>